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0200000002000309F1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4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.5cm" svg:x="8.5cm" svg:y="3cm">
          <text:p text:style-name="P1">Flu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cm" svg:y1="4.2cm" svg:x2="8.5cm" svg:y2="4.2cm">
          <text:p/>
        </draw:line>
        <draw:line draw:style-name="gr3" draw:text-style-name="P1" draw:layer="layout" svg:x1="13cm" svg:y1="4.2cm" svg:x2="14.5cm" svg:y2="4.2cm">
          <text:p/>
        </draw:line>
        <draw:line draw:style-name="gr3" draw:text-style-name="P1" draw:layer="layout" svg:x1="10.8cm" svg:y1="5.5cm" svg:x2="10.8cm" svg:y2="8cm">
          <text:p/>
        </draw:line>
        <draw:line draw:style-name="gr4" draw:text-style-name="P1" draw:layer="layout" svg:x1="7.1cm" svg:y1="4.2cm" svg:x2="8.1cm" svg:y2="4.2cm">
          <text:p/>
        </draw:line>
        <draw:line draw:style-name="gr4" draw:text-style-name="P1" draw:layer="layout" svg:x1="14.2cm" svg:y1="4.2cm" svg:x2="13.2cm" svg:y2="4.2cm">
          <text:p/>
        </draw:line>
        <draw:line draw:style-name="gr4" draw:text-style-name="P1" draw:layer="layout" svg:x1="10.8cm" svg:y1="7.3cm" svg:x2="10.8cm" svg:y2="6.3cm">
          <text:p/>
        </draw:line>
        <draw:frame draw:style-name="gr5" draw:layer="layout" svg:width="5cm" svg:height="1.25cm" svg:x="2.4cm" svg:y="3.25cm">
          <draw:text-box>
            <text:p>Source chaude</text:p>
          </draw:text-box>
        </draw:frame>
        <draw:frame draw:style-name="gr6" draw:layer="layout" svg:width="1.245cm" svg:height="0.965cm" svg:x="3.65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.306cm" svg:height="0.965cm" svg:x="13.194cm" svg:y="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.306cm" svg:height="0.965cm" svg:x="7.194cm" svg:y="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.12cm" svg:height="0.858cm" svg:x="11cm" svg:y="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4.5cm" svg:height="1.25cm" svg:x="15cm" svg:y="3.3cm">
          <draw:text-box>
            <text:p>Source froide</text:p>
          </draw:text-box>
        </draw:frame>
        <draw:frame draw:style-name="gr6" draw:layer="layout" svg:width="1.245cm" svg:height="0.965cm" svg:x="16cm" svg:y="4.33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0M59S</meta:editing-duration>
    <meta:editing-cycles>8</meta:editing-cycles>
    <meta:generator>LibreOffice/3.4$Win32 LibreOffice_project/340m1$Build-203</meta:generator>
    <dc:date>2012-03-14T16:34:09.03</dc:date>
    <meta:document-statistic meta:object-count="16"/>
  </office:meta>
</office:document-meta>
</file>

<file path=Object 1/content.xml><?xml version="1.0" encoding="utf-8"?>
<math xmlns="http://www.w3.org/1998/Math/MathML">
  <semantics>
    <mrow>
      <msub>
        <mi>T</mi>
        <mi>f</mi>
      </msub>
    </mrow>
    <annotation encoding="StarMath 5.0">T_f</annotation>
  </semantics>
</math>
</file>

<file path=Object 2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3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4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5/content.xml><?xml version="1.0" encoding="utf-8"?>
<math xmlns="http://www.w3.org/1998/Math/MathML">
  <semantics>
    <mrow>
      <mi>W</mi>
    </mrow>
    <annotation encoding="StarMath 5.0">W</annotation>
  </semantics>
</math>
</file>